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c9e" officeooo:paragraph-rsid="0002bc9e"/>
    </style:style>
    <style:style style:name="P2" style:family="paragraph" style:parent-style-name="Standard">
      <style:text-properties officeooo:paragraph-rsid="0002bc9e"/>
    </style:style>
    <style:style style:name="T1" style:family="text">
      <style:text-properties officeooo:rsid="0002b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serves as an overview of the PanExtension project.</text:p>
      <text:p text:style-name="P1"/>
      <text:p text:style-name="P2"><text:span text:style-name="T1">PanExtension is a browser built using the WebExtensions framework. This framework is used for cross-browser extensions and is currently supported by Firefox, Chrome and Opera. For a general introduction to the WebExtensions framework, see the </text:span><text:a xlink:type="simple" xlink:href="https://developer.mozilla.org/en-US/Add-ons/WebExtensions/Your_first_WebExtension" text:style-name="Internet_20_link" text:visited-style-name="Visited_20_Internet_20_Link"><text:span text:style-name="T1">the official docs.</text:span></text:a></text:p>
      <text:p text:style-name="P2"/>
      <text:p text:style-name="P1">PanExtension is ran on all web pages. The first entry point to the scripts is the scripts/process_page.js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25:31.731388928</meta:creation-date>
    <meta:generator>LibreOffice/5.1.6.2$Linux_X86_64 LibreOffice_project/10m0$Build-2</meta:generator>
    <dc:date>2018-02-01T16:29:55.651035354</dc:date>
    <meta:editing-duration>PT4M24S</meta:editing-duration>
    <meta:editing-cycles>1</meta:editing-cycles>
    <meta:document-statistic meta:table-count="0" meta:image-count="0" meta:object-count="0" meta:page-count="1" meta:paragraph-count="3" meta:word-count="66" meta:character-count="436" meta:non-whitespace-character-count="373"/>
  </office:meta>
</office:document-meta>
</file>